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20e" draw:fill-color="#ffffff" draw:textarea-horizontal-align="justify" draw:textarea-vertical-align="middle" draw:auto-grow-height="false" fo:min-height="13.45cm" fo:min-width="16.3cm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420e" fo:font-size="12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color="#ff420e" fo:font-size="12pt" style:font-size-asian="18pt" style:font-size-complex="18pt"/>
    </style:style>
    <style:style style:name="T1" style:family="text">
      <style:text-properties fo:color="#ff420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8cm" svg:height="13.7cm" svg:x="1cm" svg:y="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7cm" svg:y1="14.7cm" svg:x2="5.7cm" svg:y2="1cm">
            <text:p/>
          </draw:line>
          <draw:frame draw:style-name="gr3" draw:text-style-name="P4" draw:layer="layout" svg:width="5cm" svg:height="0.8cm" svg:x="0.9cm" svg:y="1.2cm">
            <draw:text-box>
              <text:p text:style-name="P3"><text:span text:style-name="T1">A ser feito (Backlog)</text:span></text:p>
            </draw:text-box>
          </draw:frame>
          <draw:line draw:style-name="gr2" draw:text-style-name="P2" draw:layer="layout" svg:x1="9.5cm" svg:y1="14.7cm" svg:x2="9.5cm" svg:y2="1cm">
            <text:p/>
          </draw:line>
          <draw:frame draw:style-name="gr3" draw:text-style-name="P4" draw:layer="layout" svg:width="5cm" svg:height="0.8cm" svg:x="5.1cm" svg:y="5.2cm">
            <draw:text-box>
              <text:p text:style-name="P3"><text:span text:style-name="T1">Fazendo</text:span></text:p>
            </draw:text-box>
          </draw:frame>
          <draw:line draw:style-name="gr2" draw:text-style-name="P2" draw:layer="layout" svg:x1="9.5cm" svg:y1="5.1cm" svg:x2="5.7cm" svg:y2="5.1cm">
            <text:p/>
          </draw:line>
          <draw:frame draw:style-name="gr3" draw:text-style-name="P4" draw:layer="layout" svg:width="5cm" svg:height="0.8cm" svg:x="5.2cm" svg:y="1.2cm">
            <draw:text-box>
              <text:p text:style-name="P3"><text:span text:style-name="T1">Em espera</text:span></text:p>
            </draw:text-box>
          </draw:frame>
          <draw:line draw:style-name="gr2" draw:text-style-name="P2" draw:layer="layout" svg:x1="13.7cm" svg:y1="14.7cm" svg:x2="13.7cm" svg:y2="1cm">
            <text:p/>
          </draw:line>
          <draw:frame draw:style-name="gr3" draw:text-style-name="P4" draw:layer="layout" svg:width="5cm" svg:height="0.8cm" svg:x="9.1cm" svg:y="1.2cm">
            <draw:text-box>
              <text:p text:style-name="P3"><text:span text:style-name="T1">Revisão</text:span></text:p>
            </draw:text-box>
          </draw:frame>
          <draw:frame draw:style-name="gr3" draw:text-style-name="P4" draw:layer="layout" svg:width="5cm" svg:height="0.8cm" svg:x="13.4cm" svg:y="1.2cm">
            <draw:text-box>
              <text:p text:style-name="P3"><text:span text:style-name="T1">Feit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20:43:52.835816000</meta:creation-date>
    <dc:date>2018-04-18T09:10:52.997387000</dc:date>
    <meta:editing-duration>PT11H56M41S</meta:editing-duration>
    <meta:editing-cycles>2</meta:editing-cycles>
    <meta:generator>LibreOffice/5.0.5.2$MacOSX_X86_64 LibreOffice_project/55b006a02d247b5f7215fc6ea0fde844b30035b3</meta:generator>
    <meta:document-statistic meta:object-count="11"/>
  </office:meta>
</office:document-meta>
</file>